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quare Siz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Total Path Distance</text:p>
          </table:table-cell>
          <table:table-cell office:value-type="string" calcext:value-type="string">
            <text:p>Total Energy Cost</text:p>
          </table:table-cell>
          <table:table-cell office:value-type="string" calcext:value-type="string">
            <text:p>Total Traversal Tim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*</text:p>
          </table:table-cell>
          <table:table-cell office:value-type="float" office:value="4.18154055035206" calcext:value-type="float">
            <text:p>4.18154055035206</text:p>
          </table:table-cell>
          <table:table-cell office:value-type="float" office:value="22786.9148851496" calcext:value-type="float">
            <text:p>22786.9148851496</text:p>
          </table:table-cell>
          <table:table-cell office:value-type="float" office:value="1.32945246013858" calcext:value-type="float">
            <text:p>1.32945246013858</text:p>
          </table:table-cell>
          <table:table-cell table:formula="of:=[.D2]-[.D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ergy Cost A*</text:p>
          </table:table-cell>
          <table:table-cell office:value-type="float" office:value="4.18154055035206" calcext:value-type="float">
            <text:p>4.18154055035206</text:p>
          </table:table-cell>
          <table:table-cell office:value-type="float" office:value="22786.9148851496" calcext:value-type="float">
            <text:p>22786.9148851496</text:p>
          </table:table-cell>
          <table:table-cell office:value-type="float" office:value="1.32945246013858" calcext:value-type="float">
            <text:p>1.329452460138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*</text:p>
          </table:table-cell>
          <table:table-cell office:value-type="float" office:value="5.87831517751085" calcext:value-type="float">
            <text:p>5.87831517751085</text:p>
          </table:table-cell>
          <table:table-cell office:value-type="float" office:value="20893.6896684839" calcext:value-type="float">
            <text:p>20893.6896684839</text:p>
          </table:table-cell>
          <table:table-cell office:value-type="float" office:value="2.4851450655084" calcext:value-type="float">
            <text:p>2.4851450655084</text:p>
          </table:table-cell>
          <table:table-cell table:formula="of:=[.D4]-[.D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ergy Cost A*</text:p>
          </table:table-cell>
          <table:table-cell office:value-type="float" office:value="5.87831517751085" calcext:value-type="float">
            <text:p>5.87831517751085</text:p>
          </table:table-cell>
          <table:table-cell office:value-type="float" office:value="20893.6896684839" calcext:value-type="float">
            <text:p>20893.6896684839</text:p>
          </table:table-cell>
          <table:table-cell office:value-type="float" office:value="2.4851450655084" calcext:value-type="float">
            <text:p>2.485145065508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*</text:p>
          </table:table-cell>
          <table:table-cell office:value-type="float" office:value="8.02457954745282" calcext:value-type="float">
            <text:p>8.02457954745282</text:p>
          </table:table-cell>
          <table:table-cell office:value-type="float" office:value="42449.1091863828" calcext:value-type="float">
            <text:p>42449.1091863828</text:p>
          </table:table-cell>
          <table:table-cell office:value-type="float" office:value="3.15375200150538" calcext:value-type="float">
            <text:p>3.15375200150538</text:p>
          </table:table-cell>
          <table:table-cell table:formula="of:=[.D6]-[.D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ergy Cost A*</text:p>
          </table:table-cell>
          <table:table-cell office:value-type="float" office:value="8.02457954745282" calcext:value-type="float">
            <text:p>8.02457954745282</text:p>
          </table:table-cell>
          <table:table-cell office:value-type="float" office:value="42449.1091863828" calcext:value-type="float">
            <text:p>42449.1091863828</text:p>
          </table:table-cell>
          <table:table-cell office:value-type="float" office:value="3.15375200150538" calcext:value-type="float">
            <text:p>3.153752001505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*</text:p>
          </table:table-cell>
          <table:table-cell office:value-type="float" office:value="9.7566303550217" calcext:value-type="float">
            <text:p>9.7566303550217</text:p>
          </table:table-cell>
          <table:table-cell office:value-type="float" office:value="59455.9676452595" calcext:value-type="float">
            <text:p>59455.9676452595</text:p>
          </table:table-cell>
          <table:table-cell office:value-type="float" office:value="3.79339295411962" calcext:value-type="float">
            <text:p>3.79339295411962</text:p>
          </table:table-cell>
          <table:table-cell table:formula="of:=[.D8]-[.D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ergy Cost A*</text:p>
          </table:table-cell>
          <table:table-cell office:value-type="float" office:value="9.7566303550217" calcext:value-type="float">
            <text:p>9.7566303550217</text:p>
          </table:table-cell>
          <table:table-cell office:value-type="float" office:value="59455.9676452595" calcext:value-type="float">
            <text:p>59455.9676452595</text:p>
          </table:table-cell>
          <table:table-cell office:value-type="float" office:value="3.79339295411962" calcext:value-type="float">
            <text:p>3.7933929541196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*</text:p>
          </table:table-cell>
          <table:table-cell office:value-type="float" office:value="14.3988727321595" calcext:value-type="float">
            <text:p>14.3988727321595</text:p>
          </table:table-cell>
          <table:table-cell office:value-type="float" office:value="68673.6609416369" calcext:value-type="float">
            <text:p>68673.6609416369</text:p>
          </table:table-cell>
          <table:table-cell office:value-type="float" office:value="4.63654380670372" calcext:value-type="float">
            <text:p>4.63654380670372</text:p>
          </table:table-cell>
          <table:table-cell table:formula="of:=[.D10]-[.D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ergy Cost A*</text:p>
          </table:table-cell>
          <table:table-cell office:value-type="float" office:value="14.3988727321595" calcext:value-type="float">
            <text:p>14.3988727321595</text:p>
          </table:table-cell>
          <table:table-cell office:value-type="float" office:value="68673.6609416369" calcext:value-type="float">
            <text:p>68673.6609416369</text:p>
          </table:table-cell>
          <table:table-cell office:value-type="float" office:value="4.63654380670372" calcext:value-type="float">
            <text:p>4.6365438067037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*</text:p>
          </table:table-cell>
          <table:table-cell office:value-type="float" office:value="13.8065135849131" calcext:value-type="float">
            <text:p>13.8065135849131</text:p>
          </table:table-cell>
          <table:table-cell office:value-type="float" office:value="93974.5377843164" calcext:value-type="float">
            <text:p>93974.5377843164</text:p>
          </table:table-cell>
          <table:table-cell office:value-type="float" office:value="5.11363860863158" calcext:value-type="float">
            <text:p>5.11363860863158</text:p>
          </table:table-cell>
          <table:table-cell table:formula="of:=[.D12]-[.D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ergy Cost A*</text:p>
          </table:table-cell>
          <table:table-cell office:value-type="float" office:value="13.8065135849131" calcext:value-type="float">
            <text:p>13.8065135849131</text:p>
          </table:table-cell>
          <table:table-cell office:value-type="float" office:value="93974.5377843164" calcext:value-type="float">
            <text:p>93974.5377843164</text:p>
          </table:table-cell>
          <table:table-cell office:value-type="float" office:value="5.11363860863158" calcext:value-type="float">
            <text:p>5.113638608631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*</text:p>
          </table:table-cell>
          <table:table-cell office:value-type="float" office:value="14.6349455325325" calcext:value-type="float">
            <text:p>14.6349455325325</text:p>
          </table:table-cell>
          <table:table-cell office:value-type="float" office:value="88473.4954313695" calcext:value-type="float">
            <text:p>88473.4954313695</text:p>
          </table:table-cell>
          <table:table-cell office:value-type="float" office:value="5.69008943117943" calcext:value-type="float">
            <text:p>5.69008943117943</text:p>
          </table:table-cell>
          <table:table-cell table:formula="of:=[.D14]-[.D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ergy Cost A*</text:p>
          </table:table-cell>
          <table:table-cell office:value-type="float" office:value="14.6349455325325" calcext:value-type="float">
            <text:p>14.6349455325325</text:p>
          </table:table-cell>
          <table:table-cell office:value-type="float" office:value="88473.4954313695" calcext:value-type="float">
            <text:p>88473.4954313695</text:p>
          </table:table-cell>
          <table:table-cell office:value-type="float" office:value="5.69008943117943" calcext:value-type="float">
            <text:p>5.690089431179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*</text:p>
          </table:table-cell>
          <table:table-cell office:value-type="float" office:value="19.0571934347675" calcext:value-type="float">
            <text:p>19.0571934347675</text:p>
          </table:table-cell>
          <table:table-cell office:value-type="float" office:value="103988.757861808" calcext:value-type="float">
            <text:p>103988.757861808</text:p>
          </table:table-cell>
          <table:table-cell office:value-type="float" office:value="7.55489309178638" calcext:value-type="float">
            <text:p>7.55489309178638</text:p>
          </table:table-cell>
          <table:table-cell table:formula="of:=[.D16]-[.D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ergy Cost A*</text:p>
          </table:table-cell>
          <table:table-cell office:value-type="float" office:value="19.0571934347675" calcext:value-type="float">
            <text:p>19.0571934347675</text:p>
          </table:table-cell>
          <table:table-cell office:value-type="float" office:value="103988.757861808" calcext:value-type="float">
            <text:p>103988.757861808</text:p>
          </table:table-cell>
          <table:table-cell office:value-type="float" office:value="7.55489309178638" calcext:value-type="float">
            <text:p>7.5548930917863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*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8]-[.D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nergy Cost A*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*</text:p>
          </table:table-cell>
          <table:table-cell office:value-type="float" office:value="21.6655775156863" calcext:value-type="float">
            <text:p>21.6655775156863</text:p>
          </table:table-cell>
          <table:table-cell office:value-type="float" office:value="119923.388312035" calcext:value-type="float">
            <text:p>119923.388312035</text:p>
          </table:table-cell>
          <table:table-cell office:value-type="float" office:value="7.73729757296952" calcext:value-type="float">
            <text:p>7.73729757296952</text:p>
          </table:table-cell>
          <table:table-cell table:formula="of:=[.D20]-[.D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 Cost A*</text:p>
          </table:table-cell>
          <table:table-cell office:value-type="float" office:value="21.6655775156863" calcext:value-type="float">
            <text:p>21.6655775156863</text:p>
          </table:table-cell>
          <table:table-cell office:value-type="float" office:value="119923.388312035" calcext:value-type="float">
            <text:p>119923.388312035</text:p>
          </table:table-cell>
          <table:table-cell office:value-type="float" office:value="7.73729757296952" calcext:value-type="float">
            <text:p>7.7372975729695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*</text:p>
          </table:table-cell>
          <table:table-cell office:value-type="float" office:value="22.7619538328636" calcext:value-type="float">
            <text:p>22.7619538328636</text:p>
          </table:table-cell>
          <table:table-cell office:value-type="float" office:value="134638.022870317" calcext:value-type="float">
            <text:p>134638.022870317</text:p>
          </table:table-cell>
          <table:table-cell office:value-type="float" office:value="8.33248576401792" calcext:value-type="float">
            <text:p>8.33248576401792</text:p>
          </table:table-cell>
          <table:table-cell table:formula="of:=[.D22]-[.D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nergy Cost A*</text:p>
          </table:table-cell>
          <table:table-cell office:value-type="float" office:value="22.7619538328636" calcext:value-type="float">
            <text:p>22.7619538328636</text:p>
          </table:table-cell>
          <table:table-cell office:value-type="float" office:value="134638.022870317" calcext:value-type="float">
            <text:p>134638.022870317</text:p>
          </table:table-cell>
          <table:table-cell office:value-type="float" office:value="8.33248576401792" calcext:value-type="float">
            <text:p>8.3324857640179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*</text:p>
          </table:table-cell>
          <table:table-cell office:value-type="float" office:value="30.1795623607155" calcext:value-type="float">
            <text:p>30.1795623607155</text:p>
          </table:table-cell>
          <table:table-cell office:value-type="float" office:value="183213.605394121" calcext:value-type="float">
            <text:p>183213.605394121</text:p>
          </table:table-cell>
          <table:table-cell office:value-type="float" office:value="10.9252737211586" calcext:value-type="float">
            <text:p>10.9252737211586</text:p>
          </table:table-cell>
          <table:table-cell table:formula="of:=[.D24]-[.D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nergy Cost A*</text:p>
          </table:table-cell>
          <table:table-cell office:value-type="float" office:value="30.1795623607155" calcext:value-type="float">
            <text:p>30.1795623607155</text:p>
          </table:table-cell>
          <table:table-cell office:value-type="float" office:value="183213.605394121" calcext:value-type="float">
            <text:p>183213.605394121</text:p>
          </table:table-cell>
          <table:table-cell office:value-type="float" office:value="10.9252737211586" calcext:value-type="float">
            <text:p>10.925273721158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*</text:p>
          </table:table-cell>
          <table:table-cell office:value-type="float" office:value="28.5998331816627" calcext:value-type="float">
            <text:p>28.5998331816627</text:p>
          </table:table-cell>
          <table:table-cell office:value-type="float" office:value="153739.166651088" calcext:value-type="float">
            <text:p>153739.166651088</text:p>
          </table:table-cell>
          <table:table-cell office:value-type="float" office:value="9.77776611215979" calcext:value-type="float">
            <text:p>9.77776611215979</text:p>
          </table:table-cell>
          <table:table-cell table:formula="of:=[.D26]-[.D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nergy Cost A*</text:p>
          </table:table-cell>
          <table:table-cell office:value-type="float" office:value="28.5998331816627" calcext:value-type="float">
            <text:p>28.5998331816627</text:p>
          </table:table-cell>
          <table:table-cell office:value-type="float" office:value="153739.166651088" calcext:value-type="float">
            <text:p>153739.166651088</text:p>
          </table:table-cell>
          <table:table-cell office:value-type="float" office:value="9.77776611215979" calcext:value-type="float">
            <text:p>9.7777661121597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*</text:p>
          </table:table-cell>
          <table:table-cell office:value-type="float" office:value="32.2623384611466" calcext:value-type="float">
            <text:p>32.2623384611466</text:p>
          </table:table-cell>
          <table:table-cell office:value-type="float" office:value="153972.889432538" calcext:value-type="float">
            <text:p>153972.889432538</text:p>
          </table:table-cell>
          <table:table-cell office:value-type="float" office:value="11.0709223995104" calcext:value-type="float">
            <text:p>11.0709223995104</text:p>
          </table:table-cell>
          <table:table-cell table:formula="of:=[.D28]-[.D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ergy Cost A*</text:p>
          </table:table-cell>
          <table:table-cell office:value-type="float" office:value="32.2623384611466" calcext:value-type="float">
            <text:p>32.2623384611466</text:p>
          </table:table-cell>
          <table:table-cell office:value-type="float" office:value="153972.889432538" calcext:value-type="float">
            <text:p>153972.889432538</text:p>
          </table:table-cell>
          <table:table-cell office:value-type="float" office:value="11.0709223995104" calcext:value-type="float">
            <text:p>11.070922399510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*</text:p>
          </table:table-cell>
          <table:table-cell office:value-type="float" office:value="31.8106294307879" calcext:value-type="float">
            <text:p>31.8106294307879</text:p>
          </table:table-cell>
          <table:table-cell office:value-type="float" office:value="203271.377849743" calcext:value-type="float">
            <text:p>203271.377849743</text:p>
          </table:table-cell>
          <table:table-cell office:value-type="float" office:value="12.0763713924664" calcext:value-type="float">
            <text:p>12.0763713924664</text:p>
          </table:table-cell>
          <table:table-cell table:formula="of:=[.D30]-[.D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ergy Cost A*</text:p>
          </table:table-cell>
          <table:table-cell office:value-type="float" office:value="31.8106294307879" calcext:value-type="float">
            <text:p>31.8106294307879</text:p>
          </table:table-cell>
          <table:table-cell office:value-type="float" office:value="203271.377849743" calcext:value-type="float">
            <text:p>203271.377849743</text:p>
          </table:table-cell>
          <table:table-cell office:value-type="float" office:value="12.0763713924664" calcext:value-type="float">
            <text:p>12.076371392466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*</text:p>
          </table:table-cell>
          <table:table-cell office:value-type="float" office:value="35.7753164734406" calcext:value-type="float">
            <text:p>35.7753164734406</text:p>
          </table:table-cell>
          <table:table-cell office:value-type="float" office:value="195109.443941462" calcext:value-type="float">
            <text:p>195109.443941462</text:p>
          </table:table-cell>
          <table:table-cell office:value-type="float" office:value="12.8721407531285" calcext:value-type="float">
            <text:p>12.8721407531285</text:p>
          </table:table-cell>
          <table:table-cell table:formula="of:=[.D32]-[.D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nergy Cost A*</text:p>
          </table:table-cell>
          <table:table-cell office:value-type="float" office:value="35.7753164734406" calcext:value-type="float">
            <text:p>35.7753164734406</text:p>
          </table:table-cell>
          <table:table-cell office:value-type="float" office:value="195109.443941462" calcext:value-type="float">
            <text:p>195109.443941462</text:p>
          </table:table-cell>
          <table:table-cell office:value-type="float" office:value="12.8721407531285" calcext:value-type="float">
            <text:p>12.872140753128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*</text:p>
          </table:table-cell>
          <table:table-cell office:value-type="float" office:value="37.0666695354214" calcext:value-type="float">
            <text:p>37.0666695354214</text:p>
          </table:table-cell>
          <table:table-cell office:value-type="float" office:value="185387.574337941" calcext:value-type="float">
            <text:p>185387.574337941</text:p>
          </table:table-cell>
          <table:table-cell office:value-type="float" office:value="12.4439266445387" calcext:value-type="float">
            <text:p>12.4439266445387</text:p>
          </table:table-cell>
          <table:table-cell table:formula="of:=[.D34]-[.D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nergy Cost A*</text:p>
          </table:table-cell>
          <table:table-cell office:value-type="float" office:value="37.0666695354214" calcext:value-type="float">
            <text:p>37.0666695354214</text:p>
          </table:table-cell>
          <table:table-cell office:value-type="float" office:value="185387.574337941" calcext:value-type="float">
            <text:p>185387.574337941</text:p>
          </table:table-cell>
          <table:table-cell office:value-type="float" office:value="12.4439266445387" calcext:value-type="float">
            <text:p>12.443926644538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*</text:p>
          </table:table-cell>
          <table:table-cell office:value-type="float" office:value="40.0839021010609" calcext:value-type="float">
            <text:p>40.0839021010609</text:p>
          </table:table-cell>
          <table:table-cell office:value-type="float" office:value="214974.152983238" calcext:value-type="float">
            <text:p>214974.152983238</text:p>
          </table:table-cell>
          <table:table-cell office:value-type="float" office:value="14.2104774844047" calcext:value-type="float">
            <text:p>14.2104774844047</text:p>
          </table:table-cell>
          <table:table-cell table:formula="of:=[.D36]-[.D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nergy Cost A*</text:p>
          </table:table-cell>
          <table:table-cell office:value-type="float" office:value="40.0839021010609" calcext:value-type="float">
            <text:p>40.0839021010609</text:p>
          </table:table-cell>
          <table:table-cell office:value-type="float" office:value="214974.152983238" calcext:value-type="float">
            <text:p>214974.152983238</text:p>
          </table:table-cell>
          <table:table-cell office:value-type="float" office:value="14.2104774844047" calcext:value-type="float">
            <text:p>14.210477484404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*</text:p>
          </table:table-cell>
          <table:table-cell office:value-type="float" office:value="38.8897364053884" calcext:value-type="float">
            <text:p>38.8897364053884</text:p>
          </table:table-cell>
          <table:table-cell office:value-type="float" office:value="238898.339123999" calcext:value-type="float">
            <text:p>238898.339123999</text:p>
          </table:table-cell>
          <table:table-cell office:value-type="float" office:value="15.1640064308352" calcext:value-type="float">
            <text:p>15.1640064308352</text:p>
          </table:table-cell>
          <table:table-cell table:formula="of:=[.D38]-[.D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nergy Cost A*</text:p>
          </table:table-cell>
          <table:table-cell office:value-type="float" office:value="38.8897364053884" calcext:value-type="float">
            <text:p>38.8897364053884</text:p>
          </table:table-cell>
          <table:table-cell office:value-type="float" office:value="238898.339123999" calcext:value-type="float">
            <text:p>238898.339123999</text:p>
          </table:table-cell>
          <table:table-cell office:value-type="float" office:value="15.1640064308352" calcext:value-type="float">
            <text:p>15.164006430835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*</text:p>
          </table:table-cell>
          <table:table-cell office:value-type="float" office:value="44.6704628108816" calcext:value-type="float">
            <text:p>44.6704628108816</text:p>
          </table:table-cell>
          <table:table-cell office:value-type="float" office:value="224194.042302271" calcext:value-type="float">
            <text:p>224194.042302271</text:p>
          </table:table-cell>
          <table:table-cell office:value-type="float" office:value="16.605290069655" calcext:value-type="float">
            <text:p>16.605290069655</text:p>
          </table:table-cell>
          <table:table-cell table:formula="of:=[.D40]-[.D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nergy Cost A*</text:p>
          </table:table-cell>
          <table:table-cell office:value-type="float" office:value="44.6704628108816" calcext:value-type="float">
            <text:p>44.6704628108816</text:p>
          </table:table-cell>
          <table:table-cell office:value-type="float" office:value="224194.042302271" calcext:value-type="float">
            <text:p>224194.042302271</text:p>
          </table:table-cell>
          <table:table-cell office:value-type="float" office:value="16.605290069655" calcext:value-type="float">
            <text:p>16.60529006965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*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42]-[.D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nergy Cost A*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*</text:p>
          </table:table-cell>
          <table:table-cell office:value-type="float" office:value="44.6796493932133" calcext:value-type="float">
            <text:p>44.6796493932133</text:p>
          </table:table-cell>
          <table:table-cell office:value-type="float" office:value="253811.962604273" calcext:value-type="float">
            <text:p>253811.962604273</text:p>
          </table:table-cell>
          <table:table-cell office:value-type="float" office:value="17.1244510065184" calcext:value-type="float">
            <text:p>17.1244510065184</text:p>
          </table:table-cell>
          <table:table-cell table:formula="of:=[.D44]-[.D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nergy Cost A*</text:p>
          </table:table-cell>
          <table:table-cell office:value-type="float" office:value="44.6796493932133" calcext:value-type="float">
            <text:p>44.6796493932133</text:p>
          </table:table-cell>
          <table:table-cell office:value-type="float" office:value="253811.962604273" calcext:value-type="float">
            <text:p>253811.962604273</text:p>
          </table:table-cell>
          <table:table-cell office:value-type="float" office:value="17.1244510065184" calcext:value-type="float">
            <text:p>17.124451006518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*</text:p>
          </table:table-cell>
          <table:table-cell office:value-type="float" office:value="46.9355005348153" calcext:value-type="float">
            <text:p>46.9355005348153</text:p>
          </table:table-cell>
          <table:table-cell office:value-type="float" office:value="262424.030278586" calcext:value-type="float">
            <text:p>262424.030278586</text:p>
          </table:table-cell>
          <table:table-cell office:value-type="float" office:value="17.2822028346025" calcext:value-type="float">
            <text:p>17.2822028346025</text:p>
          </table:table-cell>
          <table:table-cell table:formula="of:=[.D46]-[.D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ergy Cost A*</text:p>
          </table:table-cell>
          <table:table-cell office:value-type="float" office:value="46.9355005348153" calcext:value-type="float">
            <text:p>46.9355005348153</text:p>
          </table:table-cell>
          <table:table-cell office:value-type="float" office:value="262424.030278586" calcext:value-type="float">
            <text:p>262424.030278586</text:p>
          </table:table-cell>
          <table:table-cell office:value-type="float" office:value="17.2822028346025" calcext:value-type="float">
            <text:p>17.28220283460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*</text:p>
          </table:table-cell>
          <table:table-cell office:value-type="float" office:value="49.4309263140287" calcext:value-type="float">
            <text:p>49.4309263140287</text:p>
          </table:table-cell>
          <table:table-cell office:value-type="float" office:value="262162.494137832" calcext:value-type="float">
            <text:p>262162.494137832</text:p>
          </table:table-cell>
          <table:table-cell office:value-type="float" office:value="17.4567081338482" calcext:value-type="float">
            <text:p>17.4567081338482</text:p>
          </table:table-cell>
          <table:table-cell table:formula="of:=[.D48]-[.D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nergy Cost A*</text:p>
          </table:table-cell>
          <table:table-cell office:value-type="float" office:value="49.4309263140287" calcext:value-type="float">
            <text:p>49.4309263140287</text:p>
          </table:table-cell>
          <table:table-cell office:value-type="float" office:value="262162.494137832" calcext:value-type="float">
            <text:p>262162.494137832</text:p>
          </table:table-cell>
          <table:table-cell office:value-type="float" office:value="17.4567081338482" calcext:value-type="float">
            <text:p>17.456708133848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*</text:p>
          </table:table-cell>
          <table:table-cell office:value-type="float" office:value="47.1888378548919" calcext:value-type="float">
            <text:p>47.1888378548919</text:p>
          </table:table-cell>
          <table:table-cell office:value-type="float" office:value="300568.002997612" calcext:value-type="float">
            <text:p>300568.002997612</text:p>
          </table:table-cell>
          <table:table-cell office:value-type="float" office:value="18.8554742866669" calcext:value-type="float">
            <text:p>18.8554742866669</text:p>
          </table:table-cell>
          <table:table-cell table:formula="of:=[.D50]-[.D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nergy Cost A*</text:p>
          </table:table-cell>
          <table:table-cell office:value-type="float" office:value="47.1888378548919" calcext:value-type="float">
            <text:p>47.1888378548919</text:p>
          </table:table-cell>
          <table:table-cell office:value-type="float" office:value="300568.002997612" calcext:value-type="float">
            <text:p>300568.002997612</text:p>
          </table:table-cell>
          <table:table-cell office:value-type="float" office:value="18.8554742866669" calcext:value-type="float">
            <text:p>18.855474286666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*</text:p>
          </table:table-cell>
          <table:table-cell office:value-type="float" office:value="54.693829903494" calcext:value-type="float">
            <text:p>54.693829903494</text:p>
          </table:table-cell>
          <table:table-cell office:value-type="float" office:value="311362.303890518" calcext:value-type="float">
            <text:p>311362.303890518</text:p>
          </table:table-cell>
          <table:table-cell office:value-type="float" office:value="19.8988174239688" calcext:value-type="float">
            <text:p>19.8988174239688</text:p>
          </table:table-cell>
          <table:table-cell table:formula="of:=[.D52]-[.D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nergy Cost A*</text:p>
          </table:table-cell>
          <table:table-cell office:value-type="float" office:value="54.693829903494" calcext:value-type="float">
            <text:p>54.693829903494</text:p>
          </table:table-cell>
          <table:table-cell office:value-type="float" office:value="311362.303890518" calcext:value-type="float">
            <text:p>311362.303890518</text:p>
          </table:table-cell>
          <table:table-cell office:value-type="float" office:value="19.8988174239688" calcext:value-type="float">
            <text:p>19.898817423968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*</text:p>
          </table:table-cell>
          <table:table-cell office:value-type="float" office:value="54.2705703456507" calcext:value-type="float">
            <text:p>54.2705703456507</text:p>
          </table:table-cell>
          <table:table-cell office:value-type="float" office:value="312603.59392966" calcext:value-type="float">
            <text:p>312603.59392966</text:p>
          </table:table-cell>
          <table:table-cell office:value-type="float" office:value="21.4247744090458" calcext:value-type="float">
            <text:p>21.4247744090458</text:p>
          </table:table-cell>
          <table:table-cell table:formula="of:=[.D54]-[.D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ergy Cost A*</text:p>
          </table:table-cell>
          <table:table-cell office:value-type="float" office:value="54.2705703456507" calcext:value-type="float">
            <text:p>54.2705703456507</text:p>
          </table:table-cell>
          <table:table-cell office:value-type="float" office:value="312603.59392966" calcext:value-type="float">
            <text:p>312603.59392966</text:p>
          </table:table-cell>
          <table:table-cell office:value-type="float" office:value="21.4247744090458" calcext:value-type="float">
            <text:p>21.424774409045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*</text:p>
          </table:table-cell>
          <table:table-cell office:value-type="float" office:value="56.404204747399" calcext:value-type="float">
            <text:p>56.404204747399</text:p>
          </table:table-cell>
          <table:table-cell office:value-type="float" office:value="359208.167742727" calcext:value-type="float">
            <text:p>359208.167742727</text:p>
          </table:table-cell>
          <table:table-cell office:value-type="float" office:value="22.0924981304837" calcext:value-type="float">
            <text:p>22.0924981304837</text:p>
          </table:table-cell>
          <table:table-cell table:formula="of:=[.D56]-[.D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nergy Cost A*</text:p>
          </table:table-cell>
          <table:table-cell office:value-type="float" office:value="56.404204747399" calcext:value-type="float">
            <text:p>56.404204747399</text:p>
          </table:table-cell>
          <table:table-cell office:value-type="float" office:value="359208.167742727" calcext:value-type="float">
            <text:p>359208.167742727</text:p>
          </table:table-cell>
          <table:table-cell office:value-type="float" office:value="22.0924981304837" calcext:value-type="float">
            <text:p>22.092498130483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*</text:p>
          </table:table-cell>
          <table:table-cell office:value-type="float" office:value="62.4258855339362" calcext:value-type="float">
            <text:p>62.4258855339362</text:p>
          </table:table-cell>
          <table:table-cell office:value-type="float" office:value="381026.561230122" calcext:value-type="float">
            <text:p>381026.561230122</text:p>
          </table:table-cell>
          <table:table-cell office:value-type="float" office:value="24.5876687630569" calcext:value-type="float">
            <text:p>24.5876687630569</text:p>
          </table:table-cell>
          <table:table-cell table:formula="of:=[.D58]-[.D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nergy Cost A*</text:p>
          </table:table-cell>
          <table:table-cell office:value-type="float" office:value="62.4258855339362" calcext:value-type="float">
            <text:p>62.4258855339362</text:p>
          </table:table-cell>
          <table:table-cell office:value-type="float" office:value="381026.561230122" calcext:value-type="float">
            <text:p>381026.561230122</text:p>
          </table:table-cell>
          <table:table-cell office:value-type="float" office:value="24.5876687630569" calcext:value-type="float">
            <text:p>24.587668763056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*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60]-[.D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ergy Cost A*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*</text:p>
          </table:table-cell>
          <table:table-cell office:value-type="float" office:value="64.7936011861501" calcext:value-type="float">
            <text:p>64.7936011861501</text:p>
          </table:table-cell>
          <table:table-cell office:value-type="float" office:value="360779.214779926" calcext:value-type="float">
            <text:p>360779.214779926</text:p>
          </table:table-cell>
          <table:table-cell office:value-type="float" office:value="24.2347247656722" calcext:value-type="float">
            <text:p>24.2347247656722</text:p>
          </table:table-cell>
          <table:table-cell table:formula="of:=[.D62]-[.D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nergy Cost A*</text:p>
          </table:table-cell>
          <table:table-cell office:value-type="float" office:value="64.7936011861501" calcext:value-type="float">
            <text:p>64.7936011861501</text:p>
          </table:table-cell>
          <table:table-cell office:value-type="float" office:value="360779.214779926" calcext:value-type="float">
            <text:p>360779.214779926</text:p>
          </table:table-cell>
          <table:table-cell office:value-type="float" office:value="24.2347247656722" calcext:value-type="float">
            <text:p>24.234724765672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*</text:p>
          </table:table-cell>
          <table:table-cell office:value-type="float" office:value="63.025988245832" calcext:value-type="float">
            <text:p>63.025988245832</text:p>
          </table:table-cell>
          <table:table-cell office:value-type="float" office:value="328164.117012497" calcext:value-type="float">
            <text:p>328164.117012497</text:p>
          </table:table-cell>
          <table:table-cell office:value-type="float" office:value="23.592596950628" calcext:value-type="float">
            <text:p>23.592596950628</text:p>
          </table:table-cell>
          <table:table-cell table:formula="of:=[.D64]-[.D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nergy Cost A*</text:p>
          </table:table-cell>
          <table:table-cell office:value-type="float" office:value="63.025988245832" calcext:value-type="float">
            <text:p>63.025988245832</text:p>
          </table:table-cell>
          <table:table-cell office:value-type="float" office:value="328164.117012497" calcext:value-type="float">
            <text:p>328164.117012497</text:p>
          </table:table-cell>
          <table:table-cell office:value-type="float" office:value="23.592596950628" calcext:value-type="float">
            <text:p>23.59259695062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*</text:p>
          </table:table-cell>
          <table:table-cell office:value-type="float" office:value="67.1051271744965" calcext:value-type="float">
            <text:p>67.1051271744965</text:p>
          </table:table-cell>
          <table:table-cell office:value-type="float" office:value="414266.562266788" calcext:value-type="float">
            <text:p>414266.562266788</text:p>
          </table:table-cell>
          <table:table-cell office:value-type="float" office:value="26.4704440137565" calcext:value-type="float">
            <text:p>26.4704440137565</text:p>
          </table:table-cell>
          <table:table-cell table:formula="of:=[.D66]-[.D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nergy Cost A*</text:p>
          </table:table-cell>
          <table:table-cell office:value-type="float" office:value="67.1051271744965" calcext:value-type="float">
            <text:p>67.1051271744965</text:p>
          </table:table-cell>
          <table:table-cell office:value-type="float" office:value="414266.562266788" calcext:value-type="float">
            <text:p>414266.562266788</text:p>
          </table:table-cell>
          <table:table-cell office:value-type="float" office:value="26.4704440137565" calcext:value-type="float">
            <text:p>26.470444013756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*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68]-[.D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nergy Cost A*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*</text:p>
          </table:table-cell>
          <table:table-cell office:value-type="float" office:value="68.4560213125267" calcext:value-type="float">
            <text:p>68.4560213125267</text:p>
          </table:table-cell>
          <table:table-cell office:value-type="float" office:value="411470.056321693" calcext:value-type="float">
            <text:p>411470.056321693</text:p>
          </table:table-cell>
          <table:table-cell office:value-type="float" office:value="27.0834306538156" calcext:value-type="float">
            <text:p>27.0834306538156</text:p>
          </table:table-cell>
          <table:table-cell table:formula="of:=[.D70]-[.D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nergy Cost A*</text:p>
          </table:table-cell>
          <table:table-cell office:value-type="float" office:value="68.4560213125267" calcext:value-type="float">
            <text:p>68.4560213125267</text:p>
          </table:table-cell>
          <table:table-cell office:value-type="float" office:value="411470.056321693" calcext:value-type="float">
            <text:p>411470.056321693</text:p>
          </table:table-cell>
          <table:table-cell office:value-type="float" office:value="27.0834306538156" calcext:value-type="float">
            <text:p>27.083430653815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*</text:p>
          </table:table-cell>
          <table:table-cell office:value-type="float" office:value="74.2235489069832" calcext:value-type="float">
            <text:p>74.2235489069832</text:p>
          </table:table-cell>
          <table:table-cell office:value-type="float" office:value="403259.608796264" calcext:value-type="float">
            <text:p>403259.608796264</text:p>
          </table:table-cell>
          <table:table-cell office:value-type="float" office:value="26.9682357433011" calcext:value-type="float">
            <text:p>26.9682357433011</text:p>
          </table:table-cell>
          <table:table-cell table:formula="of:=[.D72]-[.D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nergy Cost A*</text:p>
          </table:table-cell>
          <table:table-cell office:value-type="float" office:value="74.2235489069832" calcext:value-type="float">
            <text:p>74.2235489069832</text:p>
          </table:table-cell>
          <table:table-cell office:value-type="float" office:value="403259.608796264" calcext:value-type="float">
            <text:p>403259.608796264</text:p>
          </table:table-cell>
          <table:table-cell office:value-type="float" office:value="26.9682357433011" calcext:value-type="float">
            <text:p>26.968235743301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*</text:p>
          </table:table-cell>
          <table:table-cell office:value-type="float" office:value="73.4986444747501" calcext:value-type="float">
            <text:p>73.4986444747501</text:p>
          </table:table-cell>
          <table:table-cell office:value-type="float" office:value="441006.187264269" calcext:value-type="float">
            <text:p>441006.187264269</text:p>
          </table:table-cell>
          <table:table-cell office:value-type="float" office:value="28.9916171997365" calcext:value-type="float">
            <text:p>28.9916171997365</text:p>
          </table:table-cell>
          <table:table-cell table:formula="of:=[.D74]-[.D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nergy Cost A*</text:p>
          </table:table-cell>
          <table:table-cell office:value-type="float" office:value="73.4986444747501" calcext:value-type="float">
            <text:p>73.4986444747501</text:p>
          </table:table-cell>
          <table:table-cell office:value-type="float" office:value="441006.187264269" calcext:value-type="float">
            <text:p>441006.187264269</text:p>
          </table:table-cell>
          <table:table-cell office:value-type="float" office:value="28.9916171997365" calcext:value-type="float">
            <text:p>28.991617199736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*</text:p>
          </table:table-cell>
          <table:table-cell office:value-type="float" office:value="74.508128652867" calcext:value-type="float">
            <text:p>74.508128652867</text:p>
          </table:table-cell>
          <table:table-cell office:value-type="float" office:value="452941.616959902" calcext:value-type="float">
            <text:p>452941.616959902</text:p>
          </table:table-cell>
          <table:table-cell office:value-type="float" office:value="29.580729017424" calcext:value-type="float">
            <text:p>29.580729017424</text:p>
          </table:table-cell>
          <table:table-cell table:formula="of:=[.D76]-[.D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nergy Cost A*</text:p>
          </table:table-cell>
          <table:table-cell office:value-type="float" office:value="74.508128652867" calcext:value-type="float">
            <text:p>74.508128652867</text:p>
          </table:table-cell>
          <table:table-cell office:value-type="float" office:value="452941.616959902" calcext:value-type="float">
            <text:p>452941.616959902</text:p>
          </table:table-cell>
          <table:table-cell office:value-type="float" office:value="29.580729017424" calcext:value-type="float">
            <text:p>29.58072901742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*</text:p>
          </table:table-cell>
          <table:table-cell office:value-type="float" office:value="76.4487244679215" calcext:value-type="float">
            <text:p>76.4487244679215</text:p>
          </table:table-cell>
          <table:table-cell office:value-type="float" office:value="449411.699135615" calcext:value-type="float">
            <text:p>449411.699135615</text:p>
          </table:table-cell>
          <table:table-cell office:value-type="float" office:value="29.7164350184768" calcext:value-type="float">
            <text:p>29.7164350184768</text:p>
          </table:table-cell>
          <table:table-cell table:formula="of:=[.D78]-[.D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nergy Cost A*</text:p>
          </table:table-cell>
          <table:table-cell office:value-type="float" office:value="76.4487244679215" calcext:value-type="float">
            <text:p>76.4487244679215</text:p>
          </table:table-cell>
          <table:table-cell office:value-type="float" office:value="449411.699135615" calcext:value-type="float">
            <text:p>449411.699135615</text:p>
          </table:table-cell>
          <table:table-cell office:value-type="float" office:value="29.7164350184768" calcext:value-type="float">
            <text:p>29.716435018476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*</text:p>
          </table:table-cell>
          <table:table-cell office:value-type="float" office:value="77.0359559209302" calcext:value-type="float">
            <text:p>77.0359559209302</text:p>
          </table:table-cell>
          <table:table-cell office:value-type="float" office:value="459772.688642378" calcext:value-type="float">
            <text:p>459772.688642378</text:p>
          </table:table-cell>
          <table:table-cell office:value-type="float" office:value="30.2760186735693" calcext:value-type="float">
            <text:p>30.2760186735693</text:p>
          </table:table-cell>
          <table:table-cell table:formula="of:=[.D80]-[.D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ergy Cost A*</text:p>
          </table:table-cell>
          <table:table-cell office:value-type="float" office:value="77.0359559209302" calcext:value-type="float">
            <text:p>77.0359559209302</text:p>
          </table:table-cell>
          <table:table-cell office:value-type="float" office:value="459772.688642378" calcext:value-type="float">
            <text:p>459772.688642378</text:p>
          </table:table-cell>
          <table:table-cell office:value-type="float" office:value="30.2760186735693" calcext:value-type="float">
            <text:p>30.276018673569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*</text:p>
          </table:table-cell>
          <table:table-cell office:value-type="float" office:value="82.0332664966441" calcext:value-type="float">
            <text:p>82.0332664966441</text:p>
          </table:table-cell>
          <table:table-cell office:value-type="float" office:value="460258.289749985" calcext:value-type="float">
            <text:p>460258.289749985</text:p>
          </table:table-cell>
          <table:table-cell office:value-type="float" office:value="30.6254809515913" calcext:value-type="float">
            <text:p>30.6254809515913</text:p>
          </table:table-cell>
          <table:table-cell table:formula="of:=[.D82]-[.D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nergy Cost A*</text:p>
          </table:table-cell>
          <table:table-cell office:value-type="float" office:value="82.0332664966441" calcext:value-type="float">
            <text:p>82.0332664966441</text:p>
          </table:table-cell>
          <table:table-cell office:value-type="float" office:value="460258.289749985" calcext:value-type="float">
            <text:p>460258.289749985</text:p>
          </table:table-cell>
          <table:table-cell office:value-type="float" office:value="30.6254809515913" calcext:value-type="float">
            <text:p>30.625480951591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*</text:p>
          </table:table-cell>
          <table:table-cell office:value-type="float" office:value="84.5178589445505" calcext:value-type="float">
            <text:p>84.5178589445505</text:p>
          </table:table-cell>
          <table:table-cell office:value-type="float" office:value="536110.134320427" calcext:value-type="float">
            <text:p>536110.134320427</text:p>
          </table:table-cell>
          <table:table-cell office:value-type="float" office:value="34.4288583048507" calcext:value-type="float">
            <text:p>34.4288583048507</text:p>
          </table:table-cell>
          <table:table-cell table:formula="of:=[.D84]-[.D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nergy Cost A*</text:p>
          </table:table-cell>
          <table:table-cell office:value-type="float" office:value="84.5178589445505" calcext:value-type="float">
            <text:p>84.5178589445505</text:p>
          </table:table-cell>
          <table:table-cell office:value-type="float" office:value="536110.134320427" calcext:value-type="float">
            <text:p>536110.134320427</text:p>
          </table:table-cell>
          <table:table-cell office:value-type="float" office:value="34.4288583048507" calcext:value-type="float">
            <text:p>34.428858304850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*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86]-[.D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nergy Cost A*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*</text:p>
          </table:table-cell>
          <table:table-cell office:value-type="float" office:value="93.0188387644477" calcext:value-type="float">
            <text:p>93.0188387644477</text:p>
          </table:table-cell>
          <table:table-cell office:value-type="float" office:value="554348.610230831" calcext:value-type="float">
            <text:p>554348.610230831</text:p>
          </table:table-cell>
          <table:table-cell office:value-type="float" office:value="35.0233324181302" calcext:value-type="float">
            <text:p>35.0233324181302</text:p>
          </table:table-cell>
          <table:table-cell table:formula="of:=[.D88]-[.D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nergy Cost A*</text:p>
          </table:table-cell>
          <table:table-cell office:value-type="float" office:value="93.0188387644477" calcext:value-type="float">
            <text:p>93.0188387644477</text:p>
          </table:table-cell>
          <table:table-cell office:value-type="float" office:value="554348.610230831" calcext:value-type="float">
            <text:p>554348.610230831</text:p>
          </table:table-cell>
          <table:table-cell office:value-type="float" office:value="35.0233324181302" calcext:value-type="float">
            <text:p>35.023332418130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*</text:p>
          </table:table-cell>
          <table:table-cell office:value-type="float" office:value="86.9336909975923" calcext:value-type="float">
            <text:p>86.9336909975923</text:p>
          </table:table-cell>
          <table:table-cell office:value-type="float" office:value="504633.717712013" calcext:value-type="float">
            <text:p>504633.717712013</text:p>
          </table:table-cell>
          <table:table-cell office:value-type="float" office:value="32.0052050166666" calcext:value-type="float">
            <text:p>32.0052050166666</text:p>
          </table:table-cell>
          <table:table-cell table:formula="of:=[.D90]-[.D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nergy Cost A*</text:p>
          </table:table-cell>
          <table:table-cell office:value-type="float" office:value="86.9336909975923" calcext:value-type="float">
            <text:p>86.9336909975923</text:p>
          </table:table-cell>
          <table:table-cell office:value-type="float" office:value="504633.717712013" calcext:value-type="float">
            <text:p>504633.717712013</text:p>
          </table:table-cell>
          <table:table-cell office:value-type="float" office:value="32.0052050166666" calcext:value-type="float">
            <text:p>32.005205016666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*</text:p>
          </table:table-cell>
          <table:table-cell office:value-type="float" office:value="94.9003918984698" calcext:value-type="float">
            <text:p>94.9003918984698</text:p>
          </table:table-cell>
          <table:table-cell office:value-type="float" office:value="551164.717514222" calcext:value-type="float">
            <text:p>551164.717514222</text:p>
          </table:table-cell>
          <table:table-cell office:value-type="float" office:value="36.7104651159251" calcext:value-type="float">
            <text:p>36.7104651159251</text:p>
          </table:table-cell>
          <table:table-cell table:formula="of:=[.D92]-[.D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ergy Cost A*</text:p>
          </table:table-cell>
          <table:table-cell office:value-type="float" office:value="94.9003918984698" calcext:value-type="float">
            <text:p>94.9003918984698</text:p>
          </table:table-cell>
          <table:table-cell office:value-type="float" office:value="551164.717514222" calcext:value-type="float">
            <text:p>551164.717514222</text:p>
          </table:table-cell>
          <table:table-cell office:value-type="float" office:value="36.7104651159251" calcext:value-type="float">
            <text:p>36.710465115925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*</text:p>
          </table:table-cell>
          <table:table-cell office:value-type="float" office:value="93.6316664361454" calcext:value-type="float">
            <text:p>93.6316664361454</text:p>
          </table:table-cell>
          <table:table-cell office:value-type="float" office:value="583107.429189688" calcext:value-type="float">
            <text:p>583107.429189688</text:p>
          </table:table-cell>
          <table:table-cell office:value-type="float" office:value="38.1772986111783" calcext:value-type="float">
            <text:p>38.1772986111783</text:p>
          </table:table-cell>
          <table:table-cell table:formula="of:=[.D94]-[.D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nergy Cost A*</text:p>
          </table:table-cell>
          <table:table-cell office:value-type="float" office:value="93.6316664361454" calcext:value-type="float">
            <text:p>93.6316664361454</text:p>
          </table:table-cell>
          <table:table-cell office:value-type="float" office:value="583107.429189688" calcext:value-type="float">
            <text:p>583107.429189688</text:p>
          </table:table-cell>
          <table:table-cell office:value-type="float" office:value="38.1772986111783" calcext:value-type="float">
            <text:p>38.177298611178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*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96]-[.D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nergy Cost A*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*</text:p>
          </table:table-cell>
          <table:table-cell office:value-type="float" office:value="94.6195635624431" calcext:value-type="float">
            <text:p>94.6195635624431</text:p>
          </table:table-cell>
          <table:table-cell office:value-type="float" office:value="568745.371169609" calcext:value-type="float">
            <text:p>568745.371169609</text:p>
          </table:table-cell>
          <table:table-cell office:value-type="float" office:value="37.7278638077854" calcext:value-type="float">
            <text:p>37.7278638077854</text:p>
          </table:table-cell>
          <table:table-cell table:formula="of:=[.D98]-[.D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nergy Cost A*</text:p>
          </table:table-cell>
          <table:table-cell office:value-type="float" office:value="94.6195635624431" calcext:value-type="float">
            <text:p>94.6195635624431</text:p>
          </table:table-cell>
          <table:table-cell office:value-type="float" office:value="568745.371169609" calcext:value-type="float">
            <text:p>568745.371169609</text:p>
          </table:table-cell>
          <table:table-cell office:value-type="float" office:value="37.7278638077854" calcext:value-type="float">
            <text:p>37.727863807785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*</text:p>
          </table:table-cell>
          <table:table-cell office:value-type="float" office:value="101.493471926112" calcext:value-type="float">
            <text:p>101.493471926112</text:p>
          </table:table-cell>
          <table:table-cell office:value-type="float" office:value="572872.40797621" calcext:value-type="float">
            <text:p>572872.40797621</text:p>
          </table:table-cell>
          <table:table-cell office:value-type="float" office:value="38.7270752188682" calcext:value-type="float">
            <text:p>38.7270752188682</text:p>
          </table:table-cell>
          <table:table-cell table:formula="of:=[.D100]-[.D1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nergy Cost A*</text:p>
          </table:table-cell>
          <table:table-cell office:value-type="float" office:value="101.493471926112" calcext:value-type="float">
            <text:p>101.493471926112</text:p>
          </table:table-cell>
          <table:table-cell office:value-type="float" office:value="572872.40797621" calcext:value-type="float">
            <text:p>572872.40797621</text:p>
          </table:table-cell>
          <table:table-cell office:value-type="float" office:value="38.7270752188682" calcext:value-type="float">
            <text:p>38.727075218868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*</text:p>
          </table:table-cell>
          <table:table-cell office:value-type="float" office:value="102.6091043129" calcext:value-type="float">
            <text:p>102.6091043129</text:p>
          </table:table-cell>
          <table:table-cell office:value-type="float" office:value="640912.117366303" calcext:value-type="float">
            <text:p>640912.117366303</text:p>
          </table:table-cell>
          <table:table-cell office:value-type="float" office:value="40.8791655437667" calcext:value-type="float">
            <text:p>40.8791655437667</text:p>
          </table:table-cell>
          <table:table-cell table:formula="of:=[.D102]-[.D1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nergy Cost A*</text:p>
          </table:table-cell>
          <table:table-cell office:value-type="float" office:value="102.6091043129" calcext:value-type="float">
            <text:p>102.6091043129</text:p>
          </table:table-cell>
          <table:table-cell office:value-type="float" office:value="640912.117366303" calcext:value-type="float">
            <text:p>640912.117366303</text:p>
          </table:table-cell>
          <table:table-cell office:value-type="float" office:value="40.8791655437667" calcext:value-type="float">
            <text:p>40.879165543766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*</text:p>
          </table:table-cell>
          <table:table-cell office:value-type="float" office:value="104.700120375299" calcext:value-type="float">
            <text:p>104.700120375299</text:p>
          </table:table-cell>
          <table:table-cell office:value-type="float" office:value="675760.892491777" calcext:value-type="float">
            <text:p>675760.892491777</text:p>
          </table:table-cell>
          <table:table-cell office:value-type="float" office:value="43.0994645173091" calcext:value-type="float">
            <text:p>43.0994645173091</text:p>
          </table:table-cell>
          <table:table-cell table:formula="of:=[.D104]-[.D1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nergy Cost A*</text:p>
          </table:table-cell>
          <table:table-cell office:value-type="float" office:value="104.700120375299" calcext:value-type="float">
            <text:p>104.700120375299</text:p>
          </table:table-cell>
          <table:table-cell office:value-type="float" office:value="675760.892491777" calcext:value-type="float">
            <text:p>675760.892491777</text:p>
          </table:table-cell>
          <table:table-cell office:value-type="float" office:value="43.0994645173091" calcext:value-type="float">
            <text:p>43.099464517309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*</text:p>
          </table:table-cell>
          <table:table-cell office:value-type="float" office:value="104.476195762963" calcext:value-type="float">
            <text:p>104.476195762963</text:p>
          </table:table-cell>
          <table:table-cell office:value-type="float" office:value="623469.270074719" calcext:value-type="float">
            <text:p>623469.270074719</text:p>
          </table:table-cell>
          <table:table-cell office:value-type="float" office:value="41.0097313794354" calcext:value-type="float">
            <text:p>41.0097313794354</text:p>
          </table:table-cell>
          <table:table-cell table:formula="of:=[.D106]-[.D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nergy Cost A*</text:p>
          </table:table-cell>
          <table:table-cell office:value-type="float" office:value="104.476195762963" calcext:value-type="float">
            <text:p>104.476195762963</text:p>
          </table:table-cell>
          <table:table-cell office:value-type="float" office:value="623469.270074719" calcext:value-type="float">
            <text:p>623469.270074719</text:p>
          </table:table-cell>
          <table:table-cell office:value-type="float" office:value="41.0097313794354" calcext:value-type="float">
            <text:p>41.009731379435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*</text:p>
          </table:table-cell>
          <table:table-cell office:value-type="float" office:value="106.946361457247" calcext:value-type="float">
            <text:p>106.946361457247</text:p>
          </table:table-cell>
          <table:table-cell office:value-type="float" office:value="616324.547914344" calcext:value-type="float">
            <text:p>616324.547914344</text:p>
          </table:table-cell>
          <table:table-cell office:value-type="float" office:value="39.1083961651015" calcext:value-type="float">
            <text:p>39.1083961651015</text:p>
          </table:table-cell>
          <table:table-cell table:formula="of:=[.D108]-[.D1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ergy Cost A*</text:p>
          </table:table-cell>
          <table:table-cell office:value-type="float" office:value="106.946361457247" calcext:value-type="float">
            <text:p>106.946361457247</text:p>
          </table:table-cell>
          <table:table-cell office:value-type="float" office:value="616324.547914344" calcext:value-type="float">
            <text:p>616324.547914344</text:p>
          </table:table-cell>
          <table:table-cell office:value-type="float" office:value="39.1083961651015" calcext:value-type="float">
            <text:p>39.108396165101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*</text:p>
          </table:table-cell>
          <table:table-cell office:value-type="float" office:value="108.15205408149" calcext:value-type="float">
            <text:p>108.15205408149</text:p>
          </table:table-cell>
          <table:table-cell office:value-type="float" office:value="650461.815919739" calcext:value-type="float">
            <text:p>650461.815919739</text:p>
          </table:table-cell>
          <table:table-cell office:value-type="float" office:value="42.8223399642586" calcext:value-type="float">
            <text:p>42.8223399642586</text:p>
          </table:table-cell>
          <table:table-cell table:formula="of:=[.D110]-[.D1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nergy Cost A*</text:p>
          </table:table-cell>
          <table:table-cell office:value-type="float" office:value="108.15205408149" calcext:value-type="float">
            <text:p>108.15205408149</text:p>
          </table:table-cell>
          <table:table-cell office:value-type="float" office:value="650461.815919739" calcext:value-type="float">
            <text:p>650461.815919739</text:p>
          </table:table-cell>
          <table:table-cell office:value-type="float" office:value="42.8223399642586" calcext:value-type="float">
            <text:p>42.822339964258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*</text:p>
          </table:table-cell>
          <table:table-cell office:value-type="float" office:value="112.492235259019" calcext:value-type="float">
            <text:p>112.492235259019</text:p>
          </table:table-cell>
          <table:table-cell office:value-type="float" office:value="607071.034700069" calcext:value-type="float">
            <text:p>607071.034700069</text:p>
          </table:table-cell>
          <table:table-cell office:value-type="float" office:value="41.5702935819568" calcext:value-type="float">
            <text:p>41.5702935819568</text:p>
          </table:table-cell>
          <table:table-cell table:formula="of:=[.D112]-[.D1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nergy Cost A*</text:p>
          </table:table-cell>
          <table:table-cell office:value-type="float" office:value="112.492235259019" calcext:value-type="float">
            <text:p>112.492235259019</text:p>
          </table:table-cell>
          <table:table-cell office:value-type="float" office:value="607071.034700069" calcext:value-type="float">
            <text:p>607071.034700069</text:p>
          </table:table-cell>
          <table:table-cell office:value-type="float" office:value="41.5702935819568" calcext:value-type="float">
            <text:p>41.570293581956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*</text:p>
          </table:table-cell>
          <table:table-cell office:value-type="float" office:value="113.293417624279" calcext:value-type="float">
            <text:p>113.293417624279</text:p>
          </table:table-cell>
          <table:table-cell office:value-type="float" office:value="646855.62774716" calcext:value-type="float">
            <text:p>646855.62774716</text:p>
          </table:table-cell>
          <table:table-cell office:value-type="float" office:value="42.1448388393047" calcext:value-type="float">
            <text:p>42.1448388393047</text:p>
          </table:table-cell>
          <table:table-cell table:formula="of:=[.D114]-[.D1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ergy Cost A*</text:p>
          </table:table-cell>
          <table:table-cell office:value-type="float" office:value="113.293417624279" calcext:value-type="float">
            <text:p>113.293417624279</text:p>
          </table:table-cell>
          <table:table-cell office:value-type="float" office:value="646855.62774716" calcext:value-type="float">
            <text:p>646855.62774716</text:p>
          </table:table-cell>
          <table:table-cell office:value-type="float" office:value="42.1448388393047" calcext:value-type="float">
            <text:p>42.144838839304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*</text:p>
          </table:table-cell>
          <table:table-cell office:value-type="float" office:value="112.665560252411" calcext:value-type="float">
            <text:p>112.665560252411</text:p>
          </table:table-cell>
          <table:table-cell office:value-type="float" office:value="722847.739174542" calcext:value-type="float">
            <text:p>722847.739174542</text:p>
          </table:table-cell>
          <table:table-cell office:value-type="float" office:value="45.7305623590135" calcext:value-type="float">
            <text:p>45.7305623590135</text:p>
          </table:table-cell>
          <table:table-cell table:formula="of:=[.D116]-[.D1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nergy Cost A*</text:p>
          </table:table-cell>
          <table:table-cell office:value-type="float" office:value="112.665560252411" calcext:value-type="float">
            <text:p>112.665560252411</text:p>
          </table:table-cell>
          <table:table-cell office:value-type="float" office:value="722847.739174542" calcext:value-type="float">
            <text:p>722847.739174542</text:p>
          </table:table-cell>
          <table:table-cell office:value-type="float" office:value="45.7305623590135" calcext:value-type="float">
            <text:p>45.730562359013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*</text:p>
          </table:table-cell>
          <table:table-cell office:value-type="float" office:value="117.716623983079" calcext:value-type="float">
            <text:p>117.716623983079</text:p>
          </table:table-cell>
          <table:table-cell office:value-type="float" office:value="711081.378980201" calcext:value-type="float">
            <text:p>711081.378980201</text:p>
          </table:table-cell>
          <table:table-cell office:value-type="float" office:value="47.1208206359573" calcext:value-type="float">
            <text:p>47.1208206359573</text:p>
          </table:table-cell>
          <table:table-cell table:formula="of:=[.D118]-[.D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nergy Cost A*</text:p>
          </table:table-cell>
          <table:table-cell office:value-type="float" office:value="117.716623983079" calcext:value-type="float">
            <text:p>117.716623983079</text:p>
          </table:table-cell>
          <table:table-cell office:value-type="float" office:value="711081.378980201" calcext:value-type="float">
            <text:p>711081.378980201</text:p>
          </table:table-cell>
          <table:table-cell office:value-type="float" office:value="47.1208206359573" calcext:value-type="float">
            <text:p>47.120820635957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*</text:p>
          </table:table-cell>
          <table:table-cell office:value-type="float" office:value="117.514878552298" calcext:value-type="float">
            <text:p>117.514878552298</text:p>
          </table:table-cell>
          <table:table-cell office:value-type="float" office:value="684306.82791964" calcext:value-type="float">
            <text:p>684306.82791964</text:p>
          </table:table-cell>
          <table:table-cell office:value-type="float" office:value="45.5511570083192" calcext:value-type="float">
            <text:p>45.5511570083192</text:p>
          </table:table-cell>
          <table:table-cell table:formula="of:=[.D120]-[.D1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nergy Cost A*</text:p>
          </table:table-cell>
          <table:table-cell office:value-type="float" office:value="117.514878552298" calcext:value-type="float">
            <text:p>117.514878552298</text:p>
          </table:table-cell>
          <table:table-cell office:value-type="float" office:value="684306.82791964" calcext:value-type="float">
            <text:p>684306.82791964</text:p>
          </table:table-cell>
          <table:table-cell office:value-type="float" office:value="45.5511570083192" calcext:value-type="float">
            <text:p>45.551157008319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*</text:p>
          </table:table-cell>
          <table:table-cell office:value-type="float" office:value="121.311480485532" calcext:value-type="float">
            <text:p>121.311480485532</text:p>
          </table:table-cell>
          <table:table-cell office:value-type="float" office:value="725935.199861973" calcext:value-type="float">
            <text:p>725935.199861973</text:p>
          </table:table-cell>
          <table:table-cell office:value-type="float" office:value="48.4092462395995" calcext:value-type="float">
            <text:p>48.4092462395995</text:p>
          </table:table-cell>
          <table:table-cell table:formula="of:=[.D122]-[.D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ergy Cost A*</text:p>
          </table:table-cell>
          <table:table-cell office:value-type="float" office:value="121.311480485532" calcext:value-type="float">
            <text:p>121.311480485532</text:p>
          </table:table-cell>
          <table:table-cell office:value-type="float" office:value="725935.199861973" calcext:value-type="float">
            <text:p>725935.199861973</text:p>
          </table:table-cell>
          <table:table-cell office:value-type="float" office:value="48.4092462395995" calcext:value-type="float">
            <text:p>48.409246239599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*</text:p>
          </table:table-cell>
          <table:table-cell office:value-type="float" office:value="124.838271835877" calcext:value-type="float">
            <text:p>124.838271835877</text:p>
          </table:table-cell>
          <table:table-cell office:value-type="float" office:value="685574.848335294" calcext:value-type="float">
            <text:p>685574.848335294</text:p>
          </table:table-cell>
          <table:table-cell office:value-type="float" office:value="45.5447638942468" calcext:value-type="float">
            <text:p>45.5447638942468</text:p>
          </table:table-cell>
          <table:table-cell table:formula="of:=[.D124]-[.D1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nergy Cost A*</text:p>
          </table:table-cell>
          <table:table-cell office:value-type="float" office:value="124.838271835877" calcext:value-type="float">
            <text:p>124.838271835877</text:p>
          </table:table-cell>
          <table:table-cell office:value-type="float" office:value="685574.848335294" calcext:value-type="float">
            <text:p>685574.848335294</text:p>
          </table:table-cell>
          <table:table-cell office:value-type="float" office:value="45.5447638942468" calcext:value-type="float">
            <text:p>45.544763894246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*</text:p>
          </table:table-cell>
          <table:table-cell office:value-type="float" office:value="119.559224797533" calcext:value-type="float">
            <text:p>119.559224797533</text:p>
          </table:table-cell>
          <table:table-cell office:value-type="float" office:value="717013.911319213" calcext:value-type="float">
            <text:p>717013.911319213</text:p>
          </table:table-cell>
          <table:table-cell office:value-type="float" office:value="46.2126368027283" calcext:value-type="float">
            <text:p>46.2126368027283</text:p>
          </table:table-cell>
          <table:table-cell table:formula="of:=[.D126]-[.D127]" office:value-type="float" office:value="-7249.34211369499" calcext:value-type="float">
            <text:p>-7249.342113694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ergy Cost A*</text:p>
          </table:table-cell>
          <table:table-cell office:value-type="float" office:value="118.656813569551" calcext:value-type="float">
            <text:p>118.656813569551</text:p>
          </table:table-cell>
          <table:table-cell office:value-type="float" office:value="724263.253432908" calcext:value-type="float">
            <text:p>724263.253432908</text:p>
          </table:table-cell>
          <table:table-cell office:value-type="float" office:value="46.6680496409684" calcext:value-type="float">
            <text:p>46.668049640968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*</text:p>
          </table:table-cell>
          <table:table-cell office:value-type="float" office:value="127.889069924823" calcext:value-type="float">
            <text:p>127.889069924823</text:p>
          </table:table-cell>
          <table:table-cell office:value-type="float" office:value="741501.559469802" calcext:value-type="float">
            <text:p>741501.559469802</text:p>
          </table:table-cell>
          <table:table-cell office:value-type="float" office:value="47.8321804920234" calcext:value-type="float">
            <text:p>47.8321804920234</text:p>
          </table:table-cell>
          <table:table-cell table:formula="of:=[.D128]-[.D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nergy Cost A*</text:p>
          </table:table-cell>
          <table:table-cell office:value-type="float" office:value="127.889069924823" calcext:value-type="float">
            <text:p>127.889069924823</text:p>
          </table:table-cell>
          <table:table-cell office:value-type="float" office:value="741501.559469802" calcext:value-type="float">
            <text:p>741501.559469802</text:p>
          </table:table-cell>
          <table:table-cell office:value-type="float" office:value="47.8321804920234" calcext:value-type="float">
            <text:p>47.832180492023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*</text:p>
          </table:table-cell>
          <table:table-cell office:value-type="float" office:value="127.007945090996" calcext:value-type="float">
            <text:p>127.007945090996</text:p>
          </table:table-cell>
          <table:table-cell office:value-type="float" office:value="779647.602097025" calcext:value-type="float">
            <text:p>779647.602097025</text:p>
          </table:table-cell>
          <table:table-cell office:value-type="float" office:value="50.8816744818878" calcext:value-type="float">
            <text:p>50.8816744818878</text:p>
          </table:table-cell>
          <table:table-cell table:formula="of:=[.D130]-[.D1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nergy Cost A*</text:p>
          </table:table-cell>
          <table:table-cell office:value-type="float" office:value="127.007945090996" calcext:value-type="float">
            <text:p>127.007945090996</text:p>
          </table:table-cell>
          <table:table-cell office:value-type="float" office:value="779647.602097025" calcext:value-type="float">
            <text:p>779647.602097025</text:p>
          </table:table-cell>
          <table:table-cell office:value-type="float" office:value="50.8816744818878" calcext:value-type="float">
            <text:p>50.881674481887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*</text:p>
          </table:table-cell>
          <table:table-cell office:value-type="float" office:value="128.077084390498" calcext:value-type="float">
            <text:p>128.077084390498</text:p>
          </table:table-cell>
          <table:table-cell office:value-type="float" office:value="787072.517418" calcext:value-type="float">
            <text:p>787072.517418</text:p>
          </table:table-cell>
          <table:table-cell office:value-type="float" office:value="50.956439467867" calcext:value-type="float">
            <text:p>50.956439467867</text:p>
          </table:table-cell>
          <table:table-cell table:formula="of:=[.D132]-[.D1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nergy Cost A*</text:p>
          </table:table-cell>
          <table:table-cell office:value-type="float" office:value="128.077084390498" calcext:value-type="float">
            <text:p>128.077084390498</text:p>
          </table:table-cell>
          <table:table-cell office:value-type="float" office:value="787072.517418" calcext:value-type="float">
            <text:p>787072.517418</text:p>
          </table:table-cell>
          <table:table-cell office:value-type="float" office:value="50.956439467867" calcext:value-type="float">
            <text:p>50.95643946786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*</text:p>
          </table:table-cell>
          <table:table-cell office:value-type="float" office:value="131.19630752637" calcext:value-type="float">
            <text:p>131.19630752637</text:p>
          </table:table-cell>
          <table:table-cell office:value-type="float" office:value="763822.61955446" calcext:value-type="float">
            <text:p>763822.61955446</text:p>
          </table:table-cell>
          <table:table-cell office:value-type="float" office:value="50.6560484413675" calcext:value-type="float">
            <text:p>50.6560484413675</text:p>
          </table:table-cell>
          <table:table-cell table:formula="of:=[.D134]-[.D1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nergy Cost A*</text:p>
          </table:table-cell>
          <table:table-cell office:value-type="float" office:value="131.19630752637" calcext:value-type="float">
            <text:p>131.19630752637</text:p>
          </table:table-cell>
          <table:table-cell office:value-type="float" office:value="763822.61955446" calcext:value-type="float">
            <text:p>763822.61955446</text:p>
          </table:table-cell>
          <table:table-cell office:value-type="float" office:value="50.6560484413675" calcext:value-type="float">
            <text:p>50.656048441367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*</text:p>
          </table:table-cell>
          <table:table-cell office:value-type="float" office:value="134.426323068168" calcext:value-type="float">
            <text:p>134.426323068168</text:p>
          </table:table-cell>
          <table:table-cell office:value-type="float" office:value="773320.391327889" calcext:value-type="float">
            <text:p>773320.391327889</text:p>
          </table:table-cell>
          <table:table-cell office:value-type="float" office:value="52.4374792096362" calcext:value-type="float">
            <text:p>52.4374792096362</text:p>
          </table:table-cell>
          <table:table-cell table:formula="of:=[.D136]-[.D1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ergy Cost A*</text:p>
          </table:table-cell>
          <table:table-cell office:value-type="float" office:value="134.426323068168" calcext:value-type="float">
            <text:p>134.426323068168</text:p>
          </table:table-cell>
          <table:table-cell office:value-type="float" office:value="773320.391327889" calcext:value-type="float">
            <text:p>773320.391327889</text:p>
          </table:table-cell>
          <table:table-cell office:value-type="float" office:value="52.4374792096362" calcext:value-type="float">
            <text:p>52.437479209636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*</text:p>
          </table:table-cell>
          <table:table-cell office:value-type="float" office:value="136.85457483718" calcext:value-type="float">
            <text:p>136.85457483718</text:p>
          </table:table-cell>
          <table:table-cell office:value-type="float" office:value="792278.9162569" calcext:value-type="float">
            <text:p>792278.9162569</text:p>
          </table:table-cell>
          <table:table-cell office:value-type="float" office:value="51.570249988614" calcext:value-type="float">
            <text:p>51.570249988614</text:p>
          </table:table-cell>
          <table:table-cell table:formula="of:=[.D138]-[.D1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nergy Cost A*</text:p>
          </table:table-cell>
          <table:table-cell office:value-type="float" office:value="136.85457483718" calcext:value-type="float">
            <text:p>136.85457483718</text:p>
          </table:table-cell>
          <table:table-cell office:value-type="float" office:value="792278.9162569" calcext:value-type="float">
            <text:p>792278.9162569</text:p>
          </table:table-cell>
          <table:table-cell office:value-type="float" office:value="51.570249988614" calcext:value-type="float">
            <text:p>51.57024998861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*</text:p>
          </table:table-cell>
          <table:table-cell office:value-type="float" office:value="135.175606441377" calcext:value-type="float">
            <text:p>135.175606441377</text:p>
          </table:table-cell>
          <table:table-cell office:value-type="float" office:value="789324.194174021" calcext:value-type="float">
            <text:p>789324.194174021</text:p>
          </table:table-cell>
          <table:table-cell office:value-type="float" office:value="51.4528396112851" calcext:value-type="float">
            <text:p>51.4528396112851</text:p>
          </table:table-cell>
          <table:table-cell table:formula="of:=[.D140]-[.D1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nergy Cost A*</text:p>
          </table:table-cell>
          <table:table-cell office:value-type="float" office:value="135.175606441377" calcext:value-type="float">
            <text:p>135.175606441377</text:p>
          </table:table-cell>
          <table:table-cell office:value-type="float" office:value="789324.194174021" calcext:value-type="float">
            <text:p>789324.194174021</text:p>
          </table:table-cell>
          <table:table-cell office:value-type="float" office:value="51.4528396112851" calcext:value-type="float">
            <text:p>51.452839611285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*</text:p>
          </table:table-cell>
          <table:table-cell office:value-type="float" office:value="130.832984219377" calcext:value-type="float">
            <text:p>130.832984219377</text:p>
          </table:table-cell>
          <table:table-cell office:value-type="float" office:value="796315.000668817" calcext:value-type="float">
            <text:p>796315.000668817</text:p>
          </table:table-cell>
          <table:table-cell office:value-type="float" office:value="52.7047152911764" calcext:value-type="float">
            <text:p>52.7047152911764</text:p>
          </table:table-cell>
          <table:table-cell table:formula="of:=[.D142]-[.D1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nergy Cost A*</text:p>
          </table:table-cell>
          <table:table-cell office:value-type="float" office:value="130.832984219377" calcext:value-type="float">
            <text:p>130.832984219377</text:p>
          </table:table-cell>
          <table:table-cell office:value-type="float" office:value="796315.000668817" calcext:value-type="float">
            <text:p>796315.000668817</text:p>
          </table:table-cell>
          <table:table-cell office:value-type="float" office:value="52.7047152911764" calcext:value-type="float">
            <text:p>52.704715291176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*</text:p>
          </table:table-cell>
          <table:table-cell office:value-type="float" office:value="139.618560251478" calcext:value-type="float">
            <text:p>139.618560251478</text:p>
          </table:table-cell>
          <table:table-cell office:value-type="float" office:value="853371.160141767" calcext:value-type="float">
            <text:p>853371.160141767</text:p>
          </table:table-cell>
          <table:table-cell office:value-type="float" office:value="55.3931653115511" calcext:value-type="float">
            <text:p>55.3931653115511</text:p>
          </table:table-cell>
          <table:table-cell table:formula="of:=[.D144]-[.D1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nergy Cost A*</text:p>
          </table:table-cell>
          <table:table-cell office:value-type="float" office:value="139.618560251478" calcext:value-type="float">
            <text:p>139.618560251478</text:p>
          </table:table-cell>
          <table:table-cell office:value-type="float" office:value="853371.160141767" calcext:value-type="float">
            <text:p>853371.160141767</text:p>
          </table:table-cell>
          <table:table-cell office:value-type="float" office:value="55.3931653115511" calcext:value-type="float">
            <text:p>55.393165311551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*</text:p>
          </table:table-cell>
          <table:table-cell office:value-type="float" office:value="142.525525507981" calcext:value-type="float">
            <text:p>142.525525507981</text:p>
          </table:table-cell>
          <table:table-cell office:value-type="float" office:value="840546.402511606" calcext:value-type="float">
            <text:p>840546.402511606</text:p>
          </table:table-cell>
          <table:table-cell office:value-type="float" office:value="54.0408940396672" calcext:value-type="float">
            <text:p>54.0408940396672</text:p>
          </table:table-cell>
          <table:table-cell table:formula="of:=[.D146]-[.D1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nergy Cost A*</text:p>
          </table:table-cell>
          <table:table-cell office:value-type="float" office:value="142.525525507981" calcext:value-type="float">
            <text:p>142.525525507981</text:p>
          </table:table-cell>
          <table:table-cell office:value-type="float" office:value="840546.402511606" calcext:value-type="float">
            <text:p>840546.402511606</text:p>
          </table:table-cell>
          <table:table-cell office:value-type="float" office:value="54.0408940396672" calcext:value-type="float">
            <text:p>54.040894039667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*</text:p>
          </table:table-cell>
          <table:table-cell office:value-type="float" office:value="142.475952299785" calcext:value-type="float">
            <text:p>142.475952299785</text:p>
          </table:table-cell>
          <table:table-cell office:value-type="float" office:value="878164.163312001" calcext:value-type="float">
            <text:p>878164.163312001</text:p>
          </table:table-cell>
          <table:table-cell office:value-type="float" office:value="57.1485384928624" calcext:value-type="float">
            <text:p>57.1485384928624</text:p>
          </table:table-cell>
          <table:table-cell table:formula="of:=[.D148]-[.D1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nergy Cost A*</text:p>
          </table:table-cell>
          <table:table-cell office:value-type="float" office:value="142.475952299785" calcext:value-type="float">
            <text:p>142.475952299785</text:p>
          </table:table-cell>
          <table:table-cell office:value-type="float" office:value="878164.163312001" calcext:value-type="float">
            <text:p>878164.163312001</text:p>
          </table:table-cell>
          <table:table-cell office:value-type="float" office:value="57.1485384928624" calcext:value-type="float">
            <text:p>57.148538492862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*</text:p>
          </table:table-cell>
          <table:table-cell office:value-type="float" office:value="146.518255794567" calcext:value-type="float">
            <text:p>146.518255794567</text:p>
          </table:table-cell>
          <table:table-cell office:value-type="float" office:value="825274.876322938" calcext:value-type="float">
            <text:p>825274.876322938</text:p>
          </table:table-cell>
          <table:table-cell office:value-type="float" office:value="55.3571429848571" calcext:value-type="float">
            <text:p>55.3571429848571</text:p>
          </table:table-cell>
          <table:table-cell table:formula="of:=[.D150]-[.D1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nergy Cost A*</text:p>
          </table:table-cell>
          <table:table-cell office:value-type="float" office:value="146.518255794567" calcext:value-type="float">
            <text:p>146.518255794567</text:p>
          </table:table-cell>
          <table:table-cell office:value-type="float" office:value="825274.876322938" calcext:value-type="float">
            <text:p>825274.876322938</text:p>
          </table:table-cell>
          <table:table-cell office:value-type="float" office:value="55.3571429848571" calcext:value-type="float">
            <text:p>55.357142984857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*</text:p>
          </table:table-cell>
          <table:table-cell office:value-type="float" office:value="146.078279122129" calcext:value-type="float">
            <text:p>146.078279122129</text:p>
          </table:table-cell>
          <table:table-cell office:value-type="float" office:value="869290.91778779" calcext:value-type="float">
            <text:p>869290.91778779</text:p>
          </table:table-cell>
          <table:table-cell office:value-type="float" office:value="56.8819309409414" calcext:value-type="float">
            <text:p>56.8819309409414</text:p>
          </table:table-cell>
          <table:table-cell table:formula="of:=[.D152]-[.D1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nergy Cost A*</text:p>
          </table:table-cell>
          <table:table-cell office:value-type="float" office:value="146.078279122129" calcext:value-type="float">
            <text:p>146.078279122129</text:p>
          </table:table-cell>
          <table:table-cell office:value-type="float" office:value="869290.91778779" calcext:value-type="float">
            <text:p>869290.91778779</text:p>
          </table:table-cell>
          <table:table-cell office:value-type="float" office:value="56.8819309409414" calcext:value-type="float">
            <text:p>56.881930940941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*</text:p>
          </table:table-cell>
          <table:table-cell office:value-type="float" office:value="148.946074396559" calcext:value-type="float">
            <text:p>148.946074396559</text:p>
          </table:table-cell>
          <table:table-cell office:value-type="float" office:value="864581.37695867" calcext:value-type="float">
            <text:p>864581.37695867</text:p>
          </table:table-cell>
          <table:table-cell office:value-type="float" office:value="58.1195131020645" calcext:value-type="float">
            <text:p>58.1195131020645</text:p>
          </table:table-cell>
          <table:table-cell table:formula="of:=[.D154]-[.D1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nergy Cost A*</text:p>
          </table:table-cell>
          <table:table-cell office:value-type="float" office:value="148.946074396559" calcext:value-type="float">
            <text:p>148.946074396559</text:p>
          </table:table-cell>
          <table:table-cell office:value-type="float" office:value="864581.37695867" calcext:value-type="float">
            <text:p>864581.37695867</text:p>
          </table:table-cell>
          <table:table-cell office:value-type="float" office:value="58.1195131020645" calcext:value-type="float">
            <text:p>58.119513102064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*</text:p>
          </table:table-cell>
          <table:table-cell office:value-type="float" office:value="149.115747458924" calcext:value-type="float">
            <text:p>149.115747458924</text:p>
          </table:table-cell>
          <table:table-cell office:value-type="float" office:value="896272.775537302" calcext:value-type="float">
            <text:p>896272.775537302</text:p>
          </table:table-cell>
          <table:table-cell office:value-type="float" office:value="57.6128598326624" calcext:value-type="float">
            <text:p>57.6128598326624</text:p>
          </table:table-cell>
          <table:table-cell table:formula="of:=[.D156]-[.D1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nergy Cost A*</text:p>
          </table:table-cell>
          <table:table-cell office:value-type="float" office:value="149.115747458924" calcext:value-type="float">
            <text:p>149.115747458924</text:p>
          </table:table-cell>
          <table:table-cell office:value-type="float" office:value="896272.775537302" calcext:value-type="float">
            <text:p>896272.775537302</text:p>
          </table:table-cell>
          <table:table-cell office:value-type="float" office:value="57.6128598326624" calcext:value-type="float">
            <text:p>57.612859832662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*</text:p>
          </table:table-cell>
          <table:table-cell office:value-type="float" office:value="154.918145197963" calcext:value-type="float">
            <text:p>154.918145197963</text:p>
          </table:table-cell>
          <table:table-cell office:value-type="float" office:value="951971.936072797" calcext:value-type="float">
            <text:p>951971.936072797</text:p>
          </table:table-cell>
          <table:table-cell office:value-type="float" office:value="61.6482515419451" calcext:value-type="float">
            <text:p>61.6482515419451</text:p>
          </table:table-cell>
          <table:table-cell table:formula="of:=[.D158]-[.D1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nergy Cost A*</text:p>
          </table:table-cell>
          <table:table-cell office:value-type="float" office:value="154.918145197963" calcext:value-type="float">
            <text:p>154.918145197963</text:p>
          </table:table-cell>
          <table:table-cell office:value-type="float" office:value="951971.936072797" calcext:value-type="float">
            <text:p>951971.936072797</text:p>
          </table:table-cell>
          <table:table-cell office:value-type="float" office:value="61.6482515419451" calcext:value-type="float">
            <text:p>61.648251541945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*</text:p>
          </table:table-cell>
          <table:table-cell office:value-type="float" office:value="150.54823256649" calcext:value-type="float">
            <text:p>150.54823256649</text:p>
          </table:table-cell>
          <table:table-cell office:value-type="float" office:value="944608.179387383" calcext:value-type="float">
            <text:p>944608.179387383</text:p>
          </table:table-cell>
          <table:table-cell office:value-type="float" office:value="61.8611817645564" calcext:value-type="float">
            <text:p>61.8611817645564</text:p>
          </table:table-cell>
          <table:table-cell table:formula="of:=[.D160]-[.D1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nergy Cost A*</text:p>
          </table:table-cell>
          <table:table-cell office:value-type="float" office:value="150.54823256649" calcext:value-type="float">
            <text:p>150.54823256649</text:p>
          </table:table-cell>
          <table:table-cell office:value-type="float" office:value="944608.179387383" calcext:value-type="float">
            <text:p>944608.179387383</text:p>
          </table:table-cell>
          <table:table-cell office:value-type="float" office:value="61.8611817645564" calcext:value-type="float">
            <text:p>61.861181764556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*</text:p>
          </table:table-cell>
          <table:table-cell office:value-type="float" office:value="159.590818951777" calcext:value-type="float">
            <text:p>159.590818951777</text:p>
          </table:table-cell>
          <table:table-cell office:value-type="float" office:value="948073.577922477" calcext:value-type="float">
            <text:p>948073.577922477</text:p>
          </table:table-cell>
          <table:table-cell office:value-type="float" office:value="64.0490860183838" calcext:value-type="float">
            <text:p>64.0490860183838</text:p>
          </table:table-cell>
          <table:table-cell table:formula="of:=[.D162]-[.D1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nergy Cost A*</text:p>
          </table:table-cell>
          <table:table-cell office:value-type="float" office:value="159.590818951777" calcext:value-type="float">
            <text:p>159.590818951777</text:p>
          </table:table-cell>
          <table:table-cell office:value-type="float" office:value="948073.577922477" calcext:value-type="float">
            <text:p>948073.577922477</text:p>
          </table:table-cell>
          <table:table-cell office:value-type="float" office:value="64.0490860183838" calcext:value-type="float">
            <text:p>64.049086018383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*</text:p>
          </table:table-cell>
          <table:table-cell office:value-type="float" office:value="157.88678425695" calcext:value-type="float">
            <text:p>157.88678425695</text:p>
          </table:table-cell>
          <table:table-cell office:value-type="float" office:value="974680.640741848" calcext:value-type="float">
            <text:p>974680.640741848</text:p>
          </table:table-cell>
          <table:table-cell office:value-type="float" office:value="62.8928857159742" calcext:value-type="float">
            <text:p>62.8928857159742</text:p>
          </table:table-cell>
          <table:table-cell table:formula="of:=[.D164]-[.D1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nergy Cost A*</text:p>
          </table:table-cell>
          <table:table-cell office:value-type="float" office:value="157.88678425695" calcext:value-type="float">
            <text:p>157.88678425695</text:p>
          </table:table-cell>
          <table:table-cell office:value-type="float" office:value="974680.640741848" calcext:value-type="float">
            <text:p>974680.640741848</text:p>
          </table:table-cell>
          <table:table-cell office:value-type="float" office:value="62.8928857159742" calcext:value-type="float">
            <text:p>62.892885715974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*</text:p>
          </table:table-cell>
          <table:table-cell office:value-type="float" office:value="158.178023273595" calcext:value-type="float">
            <text:p>158.178023273595</text:p>
          </table:table-cell>
          <table:table-cell office:value-type="float" office:value="968471.336981986" calcext:value-type="float">
            <text:p>968471.336981986</text:p>
          </table:table-cell>
          <table:table-cell office:value-type="float" office:value="62.394733562256" calcext:value-type="float">
            <text:p>62.394733562256</text:p>
          </table:table-cell>
          <table:table-cell table:formula="of:=[.D166]-[.D1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nergy Cost A*</text:p>
          </table:table-cell>
          <table:table-cell office:value-type="float" office:value="158.178023273595" calcext:value-type="float">
            <text:p>158.178023273595</text:p>
          </table:table-cell>
          <table:table-cell office:value-type="float" office:value="968471.336981986" calcext:value-type="float">
            <text:p>968471.336981986</text:p>
          </table:table-cell>
          <table:table-cell office:value-type="float" office:value="62.394733562256" calcext:value-type="float">
            <text:p>62.39473356225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*</text:p>
          </table:table-cell>
          <table:table-cell office:value-type="float" office:value="168.754868115341" calcext:value-type="float">
            <text:p>168.754868115341</text:p>
          </table:table-cell>
          <table:table-cell office:value-type="float" office:value="1063327.46463563" calcext:value-type="float">
            <text:p>1063327.46463563</text:p>
          </table:table-cell>
          <table:table-cell office:value-type="float" office:value="68.8380767653825" calcext:value-type="float">
            <text:p>68.8380767653825</text:p>
          </table:table-cell>
          <table:table-cell table:formula="of:=[.D168]-[.D1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nergy Cost A*</text:p>
          </table:table-cell>
          <table:table-cell office:value-type="float" office:value="168.754868115341" calcext:value-type="float">
            <text:p>168.754868115341</text:p>
          </table:table-cell>
          <table:table-cell office:value-type="float" office:value="1063327.46463563" calcext:value-type="float">
            <text:p>1063327.46463563</text:p>
          </table:table-cell>
          <table:table-cell office:value-type="float" office:value="68.8380767653825" calcext:value-type="float">
            <text:p>68.838076765382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*</text:p>
          </table:table-cell>
          <table:table-cell office:value-type="float" office:value="163.545078698951" calcext:value-type="float">
            <text:p>163.545078698951</text:p>
          </table:table-cell>
          <table:table-cell office:value-type="float" office:value="970975.564698442" calcext:value-type="float">
            <text:p>970975.564698442</text:p>
          </table:table-cell>
          <table:table-cell office:value-type="float" office:value="63.8070891605068" calcext:value-type="float">
            <text:p>63.8070891605068</text:p>
          </table:table-cell>
          <table:table-cell table:formula="of:=[.D170]-[.D1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nergy Cost A*</text:p>
          </table:table-cell>
          <table:table-cell office:value-type="float" office:value="163.545078698951" calcext:value-type="float">
            <text:p>163.545078698951</text:p>
          </table:table-cell>
          <table:table-cell office:value-type="float" office:value="970975.564698442" calcext:value-type="float">
            <text:p>970975.564698442</text:p>
          </table:table-cell>
          <table:table-cell office:value-type="float" office:value="63.8070891605068" calcext:value-type="float">
            <text:p>63.807089160506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*</text:p>
          </table:table-cell>
          <table:table-cell office:value-type="float" office:value="165.443547556345" calcext:value-type="float">
            <text:p>165.443547556345</text:p>
          </table:table-cell>
          <table:table-cell office:value-type="float" office:value="971350.164814687" calcext:value-type="float">
            <text:p>971350.164814687</text:p>
          </table:table-cell>
          <table:table-cell office:value-type="float" office:value="64.9768862575015" calcext:value-type="float">
            <text:p>64.9768862575015</text:p>
          </table:table-cell>
          <table:table-cell table:formula="of:=[.D172]-[.D1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nergy Cost A*</text:p>
          </table:table-cell>
          <table:table-cell office:value-type="float" office:value="165.443547556345" calcext:value-type="float">
            <text:p>165.443547556345</text:p>
          </table:table-cell>
          <table:table-cell office:value-type="float" office:value="971350.164814687" calcext:value-type="float">
            <text:p>971350.164814687</text:p>
          </table:table-cell>
          <table:table-cell office:value-type="float" office:value="64.9768862575015" calcext:value-type="float">
            <text:p>64.976886257501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*</text:p>
          </table:table-cell>
          <table:table-cell office:value-type="float" office:value="160.000429916704" calcext:value-type="float">
            <text:p>160.000429916704</text:p>
          </table:table-cell>
          <table:table-cell office:value-type="float" office:value="1014427.29895406" calcext:value-type="float">
            <text:p>1014427.29895406</text:p>
          </table:table-cell>
          <table:table-cell office:value-type="float" office:value="65.1147671788423" calcext:value-type="float">
            <text:p>65.1147671788423</text:p>
          </table:table-cell>
          <table:table-cell table:formula="of:=[.D174]-[.D1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nergy Cost A*</text:p>
          </table:table-cell>
          <table:table-cell office:value-type="float" office:value="160.000429916704" calcext:value-type="float">
            <text:p>160.000429916704</text:p>
          </table:table-cell>
          <table:table-cell office:value-type="float" office:value="1014427.29895406" calcext:value-type="float">
            <text:p>1014427.29895406</text:p>
          </table:table-cell>
          <table:table-cell office:value-type="float" office:value="65.1147671788423" calcext:value-type="float">
            <text:p>65.114767178842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*</text:p>
          </table:table-cell>
          <table:table-cell office:value-type="float" office:value="173.103053389848" calcext:value-type="float">
            <text:p>173.103053389848</text:p>
          </table:table-cell>
          <table:table-cell office:value-type="float" office:value="962606.711647389" calcext:value-type="float">
            <text:p>962606.711647389</text:p>
          </table:table-cell>
          <table:table-cell office:value-type="float" office:value="63.9569604805126" calcext:value-type="float">
            <text:p>63.9569604805126</text:p>
          </table:table-cell>
          <table:table-cell table:formula="of:=[.D176]-[.D1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nergy Cost A*</text:p>
          </table:table-cell>
          <table:table-cell office:value-type="float" office:value="173.103053389848" calcext:value-type="float">
            <text:p>173.103053389848</text:p>
          </table:table-cell>
          <table:table-cell office:value-type="float" office:value="962606.711647389" calcext:value-type="float">
            <text:p>962606.711647389</text:p>
          </table:table-cell>
          <table:table-cell office:value-type="float" office:value="63.9569604805126" calcext:value-type="float">
            <text:p>63.956960480512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*</text:p>
          </table:table-cell>
          <table:table-cell office:value-type="float" office:value="174.393184543997" calcext:value-type="float">
            <text:p>174.393184543997</text:p>
          </table:table-cell>
          <table:table-cell office:value-type="float" office:value="1015513.52362067" calcext:value-type="float">
            <text:p>1015513.52362067</text:p>
          </table:table-cell>
          <table:table-cell office:value-type="float" office:value="67.1582905534522" calcext:value-type="float">
            <text:p>67.1582905534522</text:p>
          </table:table-cell>
          <table:table-cell table:formula="of:=[.D178]-[.D1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nergy Cost A*</text:p>
          </table:table-cell>
          <table:table-cell office:value-type="float" office:value="174.393184543997" calcext:value-type="float">
            <text:p>174.393184543997</text:p>
          </table:table-cell>
          <table:table-cell office:value-type="float" office:value="1015513.52362067" calcext:value-type="float">
            <text:p>1015513.52362067</text:p>
          </table:table-cell>
          <table:table-cell office:value-type="float" office:value="67.1582905534522" calcext:value-type="float">
            <text:p>67.158290553452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*</text:p>
          </table:table-cell>
          <table:table-cell office:value-type="float" office:value="172.633637897604" calcext:value-type="float">
            <text:p>172.633637897604</text:p>
          </table:table-cell>
          <table:table-cell office:value-type="float" office:value="1005532.74127289" calcext:value-type="float">
            <text:p>1005532.74127289</text:p>
          </table:table-cell>
          <table:table-cell office:value-type="float" office:value="67.5537638519433" calcext:value-type="float">
            <text:p>67.5537638519433</text:p>
          </table:table-cell>
          <table:table-cell table:formula="of:=[.D180]-[.D1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nergy Cost A*</text:p>
          </table:table-cell>
          <table:table-cell office:value-type="float" office:value="172.633637897604" calcext:value-type="float">
            <text:p>172.633637897604</text:p>
          </table:table-cell>
          <table:table-cell office:value-type="float" office:value="1005532.74127289" calcext:value-type="float">
            <text:p>1005532.74127289</text:p>
          </table:table-cell>
          <table:table-cell office:value-type="float" office:value="67.5537638519433" calcext:value-type="float">
            <text:p>67.553763851943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*</text:p>
          </table:table-cell>
          <table:table-cell office:value-type="float" office:value="177.37638533813" calcext:value-type="float">
            <text:p>177.37638533813</text:p>
          </table:table-cell>
          <table:table-cell office:value-type="float" office:value="1061942.73669438" calcext:value-type="float">
            <text:p>1061942.73669438</text:p>
          </table:table-cell>
          <table:table-cell office:value-type="float" office:value="70.9965356232311" calcext:value-type="float">
            <text:p>70.9965356232311</text:p>
          </table:table-cell>
          <table:table-cell table:formula="of:=[.D182]-[.D1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nergy Cost A*</text:p>
          </table:table-cell>
          <table:table-cell office:value-type="float" office:value="177.37638533813" calcext:value-type="float">
            <text:p>177.37638533813</text:p>
          </table:table-cell>
          <table:table-cell office:value-type="float" office:value="1061942.73669438" calcext:value-type="float">
            <text:p>1061942.73669438</text:p>
          </table:table-cell>
          <table:table-cell office:value-type="float" office:value="70.9965356232311" calcext:value-type="float">
            <text:p>70.996535623231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*</text:p>
          </table:table-cell>
          <table:table-cell office:value-type="float" office:value="179.150289858602" calcext:value-type="float">
            <text:p>179.150289858602</text:p>
          </table:table-cell>
          <table:table-cell office:value-type="float" office:value="1086670.30631444" calcext:value-type="float">
            <text:p>1086670.30631444</text:p>
          </table:table-cell>
          <table:table-cell office:value-type="float" office:value="71.6391034089154" calcext:value-type="float">
            <text:p>71.6391034089154</text:p>
          </table:table-cell>
          <table:table-cell table:formula="of:=[.D184]-[.D1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nergy Cost A*</text:p>
          </table:table-cell>
          <table:table-cell office:value-type="float" office:value="179.150289858602" calcext:value-type="float">
            <text:p>179.150289858602</text:p>
          </table:table-cell>
          <table:table-cell office:value-type="float" office:value="1086670.30631444" calcext:value-type="float">
            <text:p>1086670.30631444</text:p>
          </table:table-cell>
          <table:table-cell office:value-type="float" office:value="71.6391034089154" calcext:value-type="float">
            <text:p>71.639103408915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*</text:p>
          </table:table-cell>
          <table:table-cell office:value-type="float" office:value="177.233007937117" calcext:value-type="float">
            <text:p>177.233007937117</text:p>
          </table:table-cell>
          <table:table-cell office:value-type="float" office:value="1093380.39141481" calcext:value-type="float">
            <text:p>1093380.39141481</text:p>
          </table:table-cell>
          <table:table-cell office:value-type="float" office:value="72.0235462685888" calcext:value-type="float">
            <text:p>72.0235462685888</text:p>
          </table:table-cell>
          <table:table-cell table:formula="of:=[.D186]-[.D1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nergy Cost A*</text:p>
          </table:table-cell>
          <table:table-cell office:value-type="float" office:value="177.233007937117" calcext:value-type="float">
            <text:p>177.233007937117</text:p>
          </table:table-cell>
          <table:table-cell office:value-type="float" office:value="1093380.39141481" calcext:value-type="float">
            <text:p>1093380.39141481</text:p>
          </table:table-cell>
          <table:table-cell office:value-type="float" office:value="72.0235462685888" calcext:value-type="float">
            <text:p>72.023546268588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*</text:p>
          </table:table-cell>
          <table:table-cell office:value-type="float" office:value="183.011016026095" calcext:value-type="float">
            <text:p>183.011016026095</text:p>
          </table:table-cell>
          <table:table-cell office:value-type="float" office:value="1051761.58093316" calcext:value-type="float">
            <text:p>1051761.58093316</text:p>
          </table:table-cell>
          <table:table-cell office:value-type="float" office:value="68.7979731486779" calcext:value-type="float">
            <text:p>68.7979731486779</text:p>
          </table:table-cell>
          <table:table-cell table:formula="of:=[.D188]-[.D1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nergy Cost A*</text:p>
          </table:table-cell>
          <table:table-cell office:value-type="float" office:value="183.011016026095" calcext:value-type="float">
            <text:p>183.011016026095</text:p>
          </table:table-cell>
          <table:table-cell office:value-type="float" office:value="1051761.58093316" calcext:value-type="float">
            <text:p>1051761.58093316</text:p>
          </table:table-cell>
          <table:table-cell office:value-type="float" office:value="68.7979731486779" calcext:value-type="float">
            <text:p>68.797973148677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*</text:p>
          </table:table-cell>
          <table:table-cell office:value-type="float" office:value="185.325995194591" calcext:value-type="float">
            <text:p>185.325995194591</text:p>
          </table:table-cell>
          <table:table-cell office:value-type="float" office:value="1074750.79816588" calcext:value-type="float">
            <text:p>1074750.79816588</text:p>
          </table:table-cell>
          <table:table-cell office:value-type="float" office:value="71.5524523964102" calcext:value-type="float">
            <text:p>71.5524523964102</text:p>
          </table:table-cell>
          <table:table-cell table:formula="of:=[.D190]-[.D1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ergy Cost A*</text:p>
          </table:table-cell>
          <table:table-cell office:value-type="float" office:value="185.325995194591" calcext:value-type="float">
            <text:p>185.325995194591</text:p>
          </table:table-cell>
          <table:table-cell office:value-type="float" office:value="1074750.79816588" calcext:value-type="float">
            <text:p>1074750.79816588</text:p>
          </table:table-cell>
          <table:table-cell office:value-type="float" office:value="71.5524523964102" calcext:value-type="float">
            <text:p>71.552452396410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*</text:p>
          </table:table-cell>
          <table:table-cell office:value-type="float" office:value="184.313094613262" calcext:value-type="float">
            <text:p>184.313094613262</text:p>
          </table:table-cell>
          <table:table-cell office:value-type="float" office:value="1109688.56706494" calcext:value-type="float">
            <text:p>1109688.56706494</text:p>
          </table:table-cell>
          <table:table-cell office:value-type="float" office:value="72.5186572249626" calcext:value-type="float">
            <text:p>72.5186572249626</text:p>
          </table:table-cell>
          <table:table-cell table:formula="of:=[.D192]-[.D1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nergy Cost A*</text:p>
          </table:table-cell>
          <table:table-cell office:value-type="float" office:value="184.313094613262" calcext:value-type="float">
            <text:p>184.313094613262</text:p>
          </table:table-cell>
          <table:table-cell office:value-type="float" office:value="1109688.56706494" calcext:value-type="float">
            <text:p>1109688.56706494</text:p>
          </table:table-cell>
          <table:table-cell office:value-type="float" office:value="72.5186572249626" calcext:value-type="float">
            <text:p>72.518657224962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*</text:p>
          </table:table-cell>
          <table:table-cell office:value-type="float" office:value="186.270548719437" calcext:value-type="float">
            <text:p>186.270548719437</text:p>
          </table:table-cell>
          <table:table-cell office:value-type="float" office:value="1090720.05668511" calcext:value-type="float">
            <text:p>1090720.05668511</text:p>
          </table:table-cell>
          <table:table-cell office:value-type="float" office:value="73.1740606460109" calcext:value-type="float">
            <text:p>73.1740606460109</text:p>
          </table:table-cell>
          <table:table-cell table:formula="of:=[.D194]-[.D1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nergy Cost A*</text:p>
          </table:table-cell>
          <table:table-cell office:value-type="float" office:value="186.270548719437" calcext:value-type="float">
            <text:p>186.270548719437</text:p>
          </table:table-cell>
          <table:table-cell office:value-type="float" office:value="1090720.05668511" calcext:value-type="float">
            <text:p>1090720.05668511</text:p>
          </table:table-cell>
          <table:table-cell office:value-type="float" office:value="73.1740606460109" calcext:value-type="float">
            <text:p>73.174060646010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*</text:p>
          </table:table-cell>
          <table:table-cell office:value-type="float" office:value="190.02876404278" calcext:value-type="float">
            <text:p>190.02876404278</text:p>
          </table:table-cell>
          <table:table-cell office:value-type="float" office:value="1121958.49632724" calcext:value-type="float">
            <text:p>1121958.49632724</text:p>
          </table:table-cell>
          <table:table-cell office:value-type="float" office:value="71.8813173508289" calcext:value-type="float">
            <text:p>71.8813173508289</text:p>
          </table:table-cell>
          <table:table-cell table:formula="of:=[.D196]-[.D1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nergy Cost A*</text:p>
          </table:table-cell>
          <table:table-cell office:value-type="float" office:value="190.02876404278" calcext:value-type="float">
            <text:p>190.02876404278</text:p>
          </table:table-cell>
          <table:table-cell office:value-type="float" office:value="1121958.49632724" calcext:value-type="float">
            <text:p>1121958.49632724</text:p>
          </table:table-cell>
          <table:table-cell office:value-type="float" office:value="71.8813173508289" calcext:value-type="float">
            <text:p>71.88131735082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4T05:32:57.571205759</dc:date>
    <meta:editing-duration>PT4M1S</meta:editing-duration>
    <meta:editing-cycles>1</meta:editing-cycles>
    <meta:document-statistic meta:table-count="1" meta:cell-count="1083" meta:object-count="0"/>
    <meta:generator>LibreOffice/6.4.7.2$Linux_X86_64 LibreOffice_project/40$Build-2</meta:generator>
  </office:meta>
</office:document-meta>
</file>